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4638in"/>
    </style:style>
    <style:style style:name="co3" style:family="table-column">
      <style:table-column-properties fo:break-before="auto" style:column-width="0.4752in"/>
    </style:style>
    <style:style style:name="co4" style:family="table-column">
      <style:table-column-properties fo:break-before="auto" style:column-width="0.592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1" style:family="table-cell" style:parent-style-name="Default" style:data-style-name="N129"/>
    <style:style style:name="ce2" style:family="table-cell" style:parent-style-name="Default" style:data-style-name="N130"/>
    <style:style style:name="ce5" style:family="table-cell" style:parent-style-name="Default" style:data-style-name="N1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1" table:number-columns-repeated="4" table:default-cell-style-name="ce1"/>
        <table:table-column table:style-name="co1" table:visibility="collapse" table:default-cell-style-name="ce2"/>
        <table:table-column table:style-name="co2" table:default-cell-style-name="ce2"/>
        <table:table-row table:style-name="ro1"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zeta</text:p>
          </table:table-cell>
          <table:table-cell table:style-name="Default" office:value-type="string" calcext:value-type="string">
            <text:p>wr/w0</text:p>
          </table:table-cell>
          <table:table-cell table:style-name="Default" office:value-type="string" calcext:value-type="string">
            <text:p>F(wr)/F(w0)</text:p>
          </table:table-cell>
          <table:table-cell table:style-name="Default" office:value-type="string" calcext:value-type="string">
            <text:p>wd/w0</text:p>
          </table:table-cell>
          <table:table-cell table:style-name="Default" office:value-type="string" calcext:value-type="string">
            <text:p>F(wd)/F(w0)</text:p>
          </table:table-cell>
          <table:table-cell table:style-name="Default" office:value-type="string" calcext:value-type="string">
            <text:p>wu</text:p>
          </table:table-cell>
          <table:table-cell table:style-name="Default" office:value-type="string" calcext:value-type="string">
            <text:p>phi(wu)</text:p>
          </table:table-cell>
          <table:table-cell table:style-name="Default" office:value-type="string" calcext:value-type="string">
            <text:p>pm</text:p>
          </table:table-cell>
        </table:table-row>
        <table:table-row table:style-name="ro1">
          <table:table-cell table:style-name="Default" office:value-type="float" office:value="0.1" calcext:value-type="float">
            <text:p>0.1</text:p>
          </table:table-cell>
          <table:table-cell table:style-name="Default" table:formula="of:=1/2/[.A2]" office:value-type="float" office:value="5" calcext:value-type="float">
            <text:p>5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float" office:value="0.25" calcext:value-type="float">
            <text:p>0.25</text:p>
          </table:table-cell>
          <table:table-cell table:style-name="Default" table:formula="of:=1/2/[.A3]" office:value-type="float" office:value="2" calcext:value-type="float">
            <text:p>2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style-name="Default" office:value-type="float" office:value="0.5" calcext:value-type="float">
            <text:p>0.5</text:p>
          </table:table-cell>
          <table:table-cell table:style-name="Default" table:formula="of:=1/2/[.A4]" office:value-type="float" office:value="1" calcext:value-type="float">
            <text:p>1</text:p>
          </table:table-cell>
          <table:table-cell table:style-name="Default" table:number-columns-repeated="3"/>
          <table:table-cell/>
          <table:table-cell table:style-name="Default" table:number-columns-repeated="3"/>
        </table:table-row>
        <table:table-row table:style-name="ro1">
          <table:table-cell table:formula="of:=1/SQRT(3)" office:value-type="float" office:value="0.577350269189626" calcext:value-type="float">
            <text:p>0.577</text:p>
          </table:table-cell>
          <table:table-cell table:formula="of:=1/2/[.A5]" office:value-type="float" office:value="0.866025403784439" calcext:value-type="float">
            <text:p>0.866</text:p>
          </table:table-cell>
          <table:table-cell/>
          <table:table-cell table:formula="of:=2*[.A5]*[.A5]/SQRT(4*[.A5]*[.A5]-1)/[.A5]" office:value-type="float" office:value="2" calcext:value-type="float">
            <text:p>2.000</text:p>
          </table:table-cell>
          <table:table-cell table:formula="of:=SQRT(1-1/4/[.A5]/[.A5])" office:value-type="float" office:value="0.5" calcext:value-type="float">
            <text:p>0.500</text:p>
          </table:table-cell>
          <table:table-cell table:formula="of:=4*[.A5]*[.A5]/SQRT(16*[.A5]*[.A5]-3)/[.A5]" office:value-type="float" office:value="1.51185789203691" calcext:value-type="float">
            <text:p>1.512</text:p>
          </table:table-cell>
          <table:table-cell table:style-name="Default"/>
          <table:table-cell table:style-name="Default" table:formula="of:=-ATAN2(1-[.G5]*[.G5];[.G5]/[.A5])/PI()*180" office:value-type="float" office:value="-0" calcext:value-type="float">
            <text:p>0</text:p>
          </table:table-cell>
          <table:table-cell table:style-name="Default"/>
        </table:table-row>
        <table:table-row table:style-name="ro1">
          <table:table-cell table:formula="of:=1/SQRT(2)" office:value-type="float" office:value="0.707106781186548" calcext:value-type="float">
            <text:p>0.707</text:p>
          </table:table-cell>
          <table:table-cell table:formula="of:=1/2/[.A6]" office:value-type="float" office:value="0.707106781186548" calcext:value-type="float">
            <text:p>0.707</text:p>
          </table:table-cell>
          <table:table-cell table:formula="of:=SQRT(1-1/2/[.A6]/[.A6])" office:value-type="float" office:value="0" calcext:value-type="float">
            <text:p>0.000</text:p>
          </table:table-cell>
          <table:table-cell table:formula="of:=2*[.A6]*[.A6]/SQRT(4*[.A6]*[.A6]-1)/[.A6]" office:value-type="float" office:value="1.4142135623731" calcext:value-type="float">
            <text:p>1.414</text:p>
          </table:table-cell>
          <table:table-cell table:formula="of:=SQRT(1-1/4/[.A6]/[.A6])" office:value-type="float" office:value="0.707106781186548" calcext:value-type="float">
            <text:p>0.707</text:p>
          </table:table-cell>
          <table:table-cell table:formula="of:=4*[.A6]*[.A6]/SQRT(16*[.A6]*[.A6]-3)/[.A6]" office:value-type="float" office:value="1.26491106406735" calcext:value-type="float">
            <text:p>1.265</text:p>
          </table:table-cell>
          <table:table-cell table:style-name="Default" table:formula="of:=SQRT(2-1/[.A6]/[.A6])" office:value-type="float" office:value="0" calcext:value-type="float">
            <text:p>0</text:p>
          </table:table-cell>
          <table:table-cell table:style-name="Default" table:formula="of:=-ATAN2(1-[.G6]*[.G6];[.G6]/[.A6])/PI()*180" office:value-type="float" office:value="-0" calcext:value-type="float">
            <text:p>0</text:p>
          </table:table-cell>
          <table:table-cell table:style-name="Default" table:formula="of:=180+[.H6]" office:value-type="float" office:value="180" calcext:value-type="float">
            <text:p>180</text:p>
          </table:table-cell>
        </table:table-row>
        <table:table-row table:style-name="ro1">
          <table:table-cell table:formula="of:=SQRT(2/3)" office:value-type="float" office:value="0.816496580927726" calcext:value-type="float">
            <text:p>0.816</text:p>
          </table:table-cell>
          <table:table-cell table:formula="of:=1/2/[.A7]" office:value-type="float" office:value="0.612372435695795" calcext:value-type="float">
            <text:p>0.612</text:p>
          </table:table-cell>
          <table:table-cell table:formula="of:=SQRT(1-1/2/[.A7]/[.A7])" office:value-type="float" office:value="0.5" calcext:value-type="float">
            <text:p>0.500</text:p>
          </table:table-cell>
          <table:table-cell table:formula="of:=2*[.A7]*[.A7]/SQRT(4*[.A7]*[.A7]-1)/[.A7]" office:value-type="float" office:value="1.26491106406735" calcext:value-type="float">
            <text:p>1.265</text:p>
          </table:table-cell>
          <table:table-cell table:formula="of:=SQRT(1-1/4/[.A7]/[.A7])" office:value-type="float" office:value="0.790569415042095" calcext:value-type="float">
            <text:p>0.791</text:p>
          </table:table-cell>
          <table:table-cell table:formula="of:=4*[.A7]*[.A7]/SQRT(16*[.A7]*[.A7]-3)/[.A7]" office:value-type="float" office:value="1.17953564923918" calcext:value-type="float">
            <text:p>1.180</text:p>
          </table:table-cell>
          <table:table-cell table:formula="of:=SQRT(2-1/[.A7]/[.A7])" office:value-type="float" office:value="0.707106781186548" calcext:value-type="float">
            <text:p>0.707</text:p>
          </table:table-cell>
          <table:table-cell table:style-name="Default" table:formula="of:=-ATAN2(1-[.G7]*[.G7];[.G7]/[.A7])/PI()*180" office:value-type="float" office:value="-60" calcext:value-type="float">
            <text:p>-60</text:p>
          </table:table-cell>
          <table:table-cell table:style-name="Default" table:formula="of:=180+[.H7]" office:value-type="float" office:value="120" calcext:value-type="float">
            <text:p>120</text:p>
          </table:table-cell>
        </table:table-row>
        <table:table-row table:style-name="ro1">
          <table:table-cell office:value-type="float" office:value="0.85" calcext:value-type="float">
            <text:p>0.850</text:p>
          </table:table-cell>
          <table:table-cell table:formula="of:=1/2/[.A8]" office:value-type="float" office:value="0.588235294117647" calcext:value-type="float">
            <text:p>0.588</text:p>
          </table:table-cell>
          <table:table-cell table:formula="of:=SQRT(1-1/2/[.A8]/[.A8])" office:value-type="float" office:value="0.554940066591565" calcext:value-type="float">
            <text:p>0.555</text:p>
          </table:table-cell>
          <table:table-cell table:formula="of:=2*[.A8]*[.A8]/SQRT(4*[.A8]*[.A8]-1)/[.A8]" office:value-type="float" office:value="1.23656804467062" calcext:value-type="float">
            <text:p>1.237</text:p>
          </table:table-cell>
          <table:table-cell table:formula="of:=SQRT(1-1/4/[.A8]/[.A8])" office:value-type="float" office:value="0.808689828521619" calcext:value-type="float">
            <text:p>0.809</text:p>
          </table:table-cell>
          <table:table-cell table:formula="of:=4*[.A8]*[.A8]/SQRT(16*[.A8]*[.A8]-3)/[.A8]" office:value-type="float" office:value="1.16209607594193" calcext:value-type="float">
            <text:p>1.162</text:p>
          </table:table-cell>
          <table:table-cell table:formula="of:=SQRT(2-1/[.A8]/[.A8])" office:value-type="float" office:value="0.78480376847802" calcext:value-type="float">
            <text:p>0.785</text:p>
          </table:table-cell>
          <table:table-cell table:formula="of:=-ATAN2(1-[.G8]*[.G8];[.G8]/[.A8])/PI()*180" office:value-type="float" office:value="-67.4131736335493" calcext:value-type="float">
            <text:p>-67.4</text:p>
          </table:table-cell>
          <table:table-cell table:formula="of:=180+[.H8]" office:value-type="float" office:value="112.586826366451" calcext:value-type="float">
            <text:p>112.6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formula="of:=1/2/[.A9]" office:value-type="float" office:value="0.5" calcext:value-type="float">
            <text:p>0.500</text:p>
          </table:table-cell>
          <table:table-cell table:formula="of:=SQRT(1-1/2/[.A9]/[.A9])" office:value-type="float" office:value="0.707106781186548" calcext:value-type="float">
            <text:p>0.707</text:p>
          </table:table-cell>
          <table:table-cell table:formula="of:=2*[.A9]*[.A9]/SQRT(4*[.A9]*[.A9]-1)/[.A9]" office:value-type="float" office:value="1.15470053837925" calcext:value-type="float">
            <text:p>1.155</text:p>
          </table:table-cell>
          <table:table-cell table:formula="of:=SQRT(1-1/4/[.A9]/[.A9])" office:value-type="float" office:value="0.866025403784439" calcext:value-type="float">
            <text:p>0.866</text:p>
          </table:table-cell>
          <table:table-cell table:formula="of:=4*[.A9]*[.A9]/SQRT(16*[.A9]*[.A9]-3)/[.A9]" office:value-type="float" office:value="1.10940039245046" calcext:value-type="float">
            <text:p>1.109</text:p>
          </table:table-cell>
          <table:table-cell table:formula="of:=SQRT(2-1/[.A9]/[.A9])" office:value-type="float" office:value="1" calcext:value-type="float">
            <text:p>1.000</text:p>
          </table:table-cell>
          <table:table-cell table:formula="of:=-ATAN2(1-[.G9]*[.G9];[.G9]/[.A9])/PI()*180" office:value-type="float" office:value="-90" calcext:value-type="float">
            <text:p>-90.0</text:p>
          </table:table-cell>
          <table:table-cell table:formula="of:=180+[.H9]" office:value-type="float" office:value="90" calcext:value-type="float">
            <text:p>90.0</text:p>
          </table:table-cell>
        </table:table-row>
        <table:table-row table:style-name="ro1">
          <table:table-cell office:value-type="float" office:value="1.1" calcext:value-type="float">
            <text:p>1.100</text:p>
          </table:table-cell>
          <table:table-cell table:formula="of:=1/2/[.A10]" office:value-type="float" office:value="0.454545454545455" calcext:value-type="float">
            <text:p>0.455</text:p>
          </table:table-cell>
          <table:table-cell table:formula="of:=SQRT(1-1/2/[.A10]/[.A10])" office:value-type="float" office:value="0.766013615743305" calcext:value-type="float">
            <text:p>0.766</text:p>
          </table:table-cell>
          <table:table-cell table:formula="of:=2*[.A10]*[.A10]/SQRT(4*[.A10]*[.A10]-1)/[.A10]" office:value-type="float" office:value="1.12268279877562" calcext:value-type="float">
            <text:p>1.123</text:p>
          </table:table-cell>
          <table:table-cell table:formula="of:=SQRT(1-1/4/[.A10]/[.A10])" office:value-type="float" office:value="0.890723542830247" calcext:value-type="float">
            <text:p>0.891</text:p>
          </table:table-cell>
          <table:table-cell table:formula="of:=4*[.A10]*[.A10]/SQRT(16*[.A10]*[.A10]-3)/[.A10]" office:value-type="float" office:value="1.08782998815513" calcext:value-type="float">
            <text:p>1.088</text:p>
          </table:table-cell>
          <table:table-cell table:formula="of:=SQRT(2-1/[.A10]/[.A10])" office:value-type="float" office:value="1.08330684434664" calcext:value-type="float">
            <text:p>1.083</text:p>
          </table:table-cell>
          <table:table-cell table:formula="of:=-ATAN2(1-[.G10]*[.G10];[.G10]/[.A10])/PI()*180" office:value-type="float" office:value="-99.9945044738869" calcext:value-type="float">
            <text:p>-100.0</text:p>
          </table:table-cell>
          <table:table-cell table:formula="of:=180+[.H10]" office:value-type="float" office:value="80.0054955261131" calcext:value-type="float">
            <text:p>80.0</text:p>
          </table:table-cell>
        </table:table-row>
        <table:table-row table:style-name="ro1">
          <table:table-cell office:value-type="float" office:value="1.161" calcext:value-type="float">
            <text:p>1.161</text:p>
          </table:table-cell>
          <table:table-cell table:formula="of:=1/2/[.A11]" office:value-type="float" office:value="0.430663221360896" calcext:value-type="float">
            <text:p>0.431</text:p>
          </table:table-cell>
          <table:table-cell table:formula="of:=SQRT(1-1/2/[.A11]/[.A11])" office:value-type="float" office:value="0.793132006373537" calcext:value-type="float">
            <text:p>0.793</text:p>
          </table:table-cell>
          <table:table-cell table:formula="of:=2*[.A11]*[.A11]/SQRT(4*[.A11]*[.A11]-1)/[.A11]" office:value-type="float" office:value="1.10801763799385" calcext:value-type="float">
            <text:p>1.108</text:p>
          </table:table-cell>
          <table:table-cell table:formula="of:=SQRT(1-1/4/[.A11]/[.A11])" office:value-type="float" office:value="0.902512708922737" calcext:value-type="float">
            <text:p>0.903</text:p>
          </table:table-cell>
          <table:table-cell table:formula="of:=4*[.A11]*[.A11]/SQRT(16*[.A11]*[.A11]-3)/[.A11]" office:value-type="float" office:value="1.07776587851723" calcext:value-type="float">
            <text:p>1.078</text:p>
          </table:table-cell>
          <table:table-cell table:formula="of:=SQRT(2-1/[.A11]/[.A11])" office:value-type="float" office:value="1.12165804016564" calcext:value-type="float">
            <text:p>1.122</text:p>
          </table:table-cell>
          <table:table-cell table:formula="of:=-ATAN2(1-[.G11]*[.G11];[.G11]/[.A11])/PI()*180" office:value-type="float" office:value="-104.958346583661" calcext:value-type="float">
            <text:p>-105.0</text:p>
          </table:table-cell>
          <table:table-cell table:formula="of:=180+[.H11]" office:value-type="float" office:value="75.0416534163387" calcext:value-type="float">
            <text:p>75.0</text:p>
          </table:table-cell>
        </table:table-row>
        <table:table-row table:style-name="ro1">
          <table:table-cell table:formula="of:=SQRT(2)" office:value-type="float" office:value="1.4142135623731" calcext:value-type="float">
            <text:p>1.414</text:p>
          </table:table-cell>
          <table:table-cell table:formula="of:=1/2/[.A12]" office:value-type="float" office:value="0.353553390593274" calcext:value-type="float">
            <text:p>0.354</text:p>
          </table:table-cell>
          <table:table-cell table:formula="of:=SQRT(1-1/2/[.A12]/[.A12])" office:value-type="float" office:value="0.866025403784439" calcext:value-type="float">
            <text:p>0.866</text:p>
          </table:table-cell>
          <table:table-cell table:formula="of:=2*[.A12]*[.A12]/SQRT(4*[.A12]*[.A12]-1)/[.A12]" office:value-type="float" office:value="1.0690449676497" calcext:value-type="float">
            <text:p>1.069</text:p>
          </table:table-cell>
          <table:table-cell table:formula="of:=SQRT(1-1/4/[.A12]/[.A12])" office:value-type="float" office:value="0.935414346693485" calcext:value-type="float">
            <text:p>0.935</text:p>
          </table:table-cell>
          <table:table-cell table:formula="of:=4*[.A12]*[.A12]/SQRT(16*[.A12]*[.A12]-3)/[.A12]" office:value-type="float" office:value="1.05045146287778" calcext:value-type="float">
            <text:p>1.050</text:p>
          </table:table-cell>
          <table:table-cell table:formula="of:=SQRT(2-1/[.A12]/[.A12])" office:value-type="float" office:value="1.22474487139159" calcext:value-type="float">
            <text:p>1.225</text:p>
          </table:table-cell>
          <table:table-cell table:formula="of:=-ATAN2(1-[.G12]*[.G12];[.G12]/[.A12])/PI()*180" office:value-type="float" office:value="-120" calcext:value-type="float">
            <text:p>-120.0</text:p>
          </table:table-cell>
          <table:table-cell table:formula="of:=180+[.H12]" office:value-type="float" office:value="60" calcext:value-type="float">
            <text:p>60.0</text:p>
          </table:table-cell>
        </table:table-row>
        <table:table-row table:style-name="ro1">
          <table:table-cell table:formula="of:=SQRT(2+SQRT(2))" office:value-type="float" office:value="1.84775906502257" calcext:value-type="float">
            <text:p>1.848</text:p>
          </table:table-cell>
          <table:table-cell table:formula="of:=1/2/[.A13]" office:value-type="float" office:value="0.270598050073099" calcext:value-type="float">
            <text:p>0.271</text:p>
          </table:table-cell>
          <table:table-cell table:formula="of:=SQRT(1-1/2/[.A13]/[.A13])" office:value-type="float" office:value="0.923879532511287" calcext:value-type="float">
            <text:p>0.924</text:p>
          </table:table-cell>
          <table:table-cell table:formula="of:=2*[.A13]*[.A13]/SQRT(4*[.A13]*[.A13]-1)/[.A13]" office:value-type="float" office:value="1.03875337475229" calcext:value-type="float">
            <text:p>1.039</text:p>
          </table:table-cell>
          <table:table-cell table:formula="of:=SQRT(1-1/4/[.A13]/[.A13])" office:value-type="float" office:value="0.962692419881157" calcext:value-type="float">
            <text:p>0.963</text:p>
          </table:table-cell>
          <table:table-cell table:formula="of:=4*[.A13]*[.A13]/SQRT(16*[.A13]*[.A13]-3)/[.A13]" office:value-type="float" office:value="1.02864408791038" calcext:value-type="float">
            <text:p>1.029</text:p>
          </table:table-cell>
          <table:table-cell table:formula="of:=SQRT(2-1/[.A13]/[.A13])" office:value-type="float" office:value="1.30656296487638" calcext:value-type="float">
            <text:p>1.307</text:p>
          </table:table-cell>
          <table:table-cell table:formula="of:=-ATAN2(1-[.G13]*[.G13];[.G13]/[.A13])/PI()*180" office:value-type="float" office:value="-135" calcext:value-type="float">
            <text:p>-135.0</text:p>
          </table:table-cell>
          <table:table-cell table:formula="of:=180+[.H13]" office:value-type="float" office:value="45" calcext:value-type="float">
            <text:p>45.0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formula="of:=1/2/[.A14]" office:value-type="float" office:value="0.25" calcext:value-type="float">
            <text:p>0.250</text:p>
          </table:table-cell>
          <table:table-cell table:formula="of:=SQRT(1-1/2/[.A14]/[.A14])" office:value-type="float" office:value="0.935414346693485" calcext:value-type="float">
            <text:p>0.935</text:p>
          </table:table-cell>
          <table:table-cell table:formula="of:=2*[.A14]*[.A14]/SQRT(4*[.A14]*[.A14]-1)/[.A14]" office:value-type="float" office:value="1.03279555898864" calcext:value-type="float">
            <text:p>1.033</text:p>
          </table:table-cell>
          <table:table-cell table:formula="of:=SQRT(1-1/4/[.A14]/[.A14])" office:value-type="float" office:value="0.968245836551854" calcext:value-type="float">
            <text:p>0.968</text:p>
          </table:table-cell>
          <table:table-cell table:formula="of:=4*[.A14]*[.A14]/SQRT(16*[.A14]*[.A14]-3)/[.A14]" office:value-type="float" office:value="1.02429503946317" calcext:value-type="float">
            <text:p>1.024</text:p>
          </table:table-cell>
          <table:table-cell table:formula="of:=SQRT(2-1/[.A14]/[.A14])" office:value-type="float" office:value="1.3228756555323" calcext:value-type="float">
            <text:p>1.323</text:p>
          </table:table-cell>
          <table:table-cell table:formula="of:=-ATAN2(1-[.G14]*[.G14];[.G14]/[.A14])/PI()*180" office:value-type="float" office:value="-138.590377890729" calcext:value-type="float">
            <text:p>-138.6</text:p>
          </table:table-cell>
          <table:table-cell table:formula="of:=180+[.H14]" office:value-type="float" office:value="41.4096221092709" calcext:value-type="float">
            <text:p>41.4</text:p>
          </table:table-cell>
        </table:table-row>
        <table:table-row table:style-name="ro1">
          <table:table-cell table:formula="of:=SQRT(4+2*SQRT(3))" office:value-type="float" office:value="2.73205080756888" calcext:value-type="float">
            <text:p>2.732</text:p>
          </table:table-cell>
          <table:table-cell table:formula="of:=1/2/[.A15]" office:value-type="float" office:value="0.183012701892219" calcext:value-type="float">
            <text:p>0.183</text:p>
          </table:table-cell>
          <table:table-cell table:formula="of:=SQRT(1-1/2/[.A15]/[.A15])" office:value-type="float" office:value="0.965925826289068" calcext:value-type="float">
            <text:p>0.966</text:p>
          </table:table-cell>
          <table:table-cell table:formula="of:=2*[.A15]*[.A15]/SQRT(4*[.A15]*[.A15]-1)/[.A15]" office:value-type="float" office:value="1.01717960541896" calcext:value-type="float">
            <text:p>1.017</text:p>
          </table:table-cell>
          <table:table-cell table:formula="of:=SQRT(1-1/4/[.A15]/[.A15])" office:value-type="float" office:value="0.983110548690283" calcext:value-type="float">
            <text:p>0.983</text:p>
          </table:table-cell>
          <table:table-cell table:formula="of:=4*[.A15]*[.A15]/SQRT(16*[.A15]*[.A15]-3)/[.A15]" office:value-type="float" office:value="1.01280181826035" calcext:value-type="float">
            <text:p>1.013</text:p>
          </table:table-cell>
          <table:table-cell table:formula="of:=SQRT(2-1/[.A15]/[.A15])" office:value-type="float" office:value="1.36602540378444" calcext:value-type="float">
            <text:p>1.366</text:p>
          </table:table-cell>
          <table:table-cell table:formula="of:=-ATAN2(1-[.G15]*[.G15];[.G15]/[.A15])/PI()*180" office:value-type="float" office:value="-150" calcext:value-type="float">
            <text:p>-150.0</text:p>
          </table:table-cell>
          <table:table-cell table:formula="of:=180+[.H15]" office:value-type="float" office:value="30" calcext:value-type="float">
            <text:p>30.0</text:p>
          </table:table-cell>
        </table:table-row>
        <table:table-row table:style-name="ro1">
          <table:table-cell office:value-type="float" office:value="5" calcext:value-type="float">
            <text:p>5.000</text:p>
          </table:table-cell>
          <table:table-cell table:formula="of:=1/2/[.A16]" office:value-type="float" office:value="0.1" calcext:value-type="float">
            <text:p>0.100</text:p>
          </table:table-cell>
          <table:table-cell table:formula="of:=SQRT(1-1/2/[.A16]/[.A16])" office:value-type="float" office:value="0.989949493661167" calcext:value-type="float">
            <text:p>0.990</text:p>
          </table:table-cell>
          <table:table-cell table:formula="of:=2*[.A16]*[.A16]/SQRT(4*[.A16]*[.A16]-1)/[.A16]" office:value-type="float" office:value="1.00503781525921" calcext:value-type="float">
            <text:p>1.005</text:p>
          </table:table-cell>
          <table:table-cell table:formula="of:=SQRT(1-1/4/[.A16]/[.A16])" office:value-type="float" office:value="0.99498743710662" calcext:value-type="float">
            <text:p>0.995</text:p>
          </table:table-cell>
          <table:table-cell table:formula="of:=4*[.A16]*[.A16]/SQRT(16*[.A16]*[.A16]-3)/[.A16]" office:value-type="float" office:value="1.00377122645699" calcext:value-type="float">
            <text:p>1.004</text:p>
          </table:table-cell>
          <table:table-cell table:formula="of:=SQRT(2-1/[.A16]/[.A16])" office:value-type="float" office:value="1.4" calcext:value-type="float">
            <text:p>1.400</text:p>
          </table:table-cell>
          <table:table-cell table:formula="of:=-ATAN2(1-[.G16]*[.G16];[.G16]/[.A16])/PI()*180" office:value-type="float" office:value="-163.739795291688" calcext:value-type="float">
            <text:p>-163.7</text:p>
          </table:table-cell>
          <table:table-cell table:formula="of:=180+[.H16]" office:value-type="float" office:value="16.260204708312" calcext:value-type="float">
            <text:p>16.3</text:p>
          </table:table-cell>
        </table:table-row>
        <table:table-row table:style-name="ro1">
          <table:table-cell office:value-type="float" office:value="1000" calcext:value-type="float">
            <text:p>1000.000</text:p>
          </table:table-cell>
          <table:table-cell table:formula="of:=1/2/[.A17]" office:value-type="float" office:value="0.0005" calcext:value-type="float">
            <text:p>0.001</text:p>
          </table:table-cell>
          <table:table-cell table:formula="of:=SQRT(1-1/2/[.A17]/[.A17])" office:value-type="float" office:value="0.999999749999969" calcext:value-type="float">
            <text:p>1.000</text:p>
          </table:table-cell>
          <table:table-cell table:formula="of:=2*[.A17]*[.A17]/SQRT(4*[.A17]*[.A17]-1)/[.A17]" office:value-type="float" office:value="1.00000012500002" calcext:value-type="float">
            <text:p>1.000</text:p>
          </table:table-cell>
          <table:table-cell table:formula="of:=SQRT(1-1/4/[.A17]/[.A17])" office:value-type="float" office:value="0.999999874999992" calcext:value-type="float">
            <text:p>1.000</text:p>
          </table:table-cell>
          <table:table-cell table:formula="of:=4*[.A17]*[.A17]/SQRT(16*[.A17]*[.A17]-3)/[.A17]" office:value-type="float" office:value="1.00000009375001" calcext:value-type="float">
            <text:p>1.000</text:p>
          </table:table-cell>
          <table:table-cell table:formula="of:=SQRT(2-1/[.A17]/[.A17])" office:value-type="float" office:value="1.41421320881966" calcext:value-type="float">
            <text:p>1.414</text:p>
          </table:table-cell>
          <table:table-cell table:formula="of:=-ATAN2(1-[.G17]*[.G17];[.G17]/[.A17])/PI()*180" office:value-type="float" office:value="-179.918971524794" calcext:value-type="float">
            <text:p>-179.9</text:p>
          </table:table-cell>
          <table:table-cell table:formula="of:=180+[.H17]" office:value-type="float" office:value="0.0810284752064945" calcext:value-type="float">
            <text:p>0.1</text:p>
          </table:table-cell>
        </table:table-row>
      </table:table>
      <table:table table:name="Sheet2" table:style-name="ta1">
        <table:table-column table:style-name="co2" table:number-columns-repeated="2" table:default-cell-style-name="ce1"/>
        <table:table-column table:style-name="co4" table:default-cell-style-name="ce5"/>
        <table:table-row table:style-name="ro1">
          <table:table-cell table:style-name="Default" office:value-type="string" calcext:value-type="string">
            <text:p>Q</text:p>
          </table:table-cell>
          <table:table-cell table:style-name="Default" office:value-type="string" calcext:value-type="string">
            <text:p>zeta</text:p>
          </table:table-cell>
          <table:table-cell table:style-name="Default" office:value-type="string" calcext:value-type="string">
            <text:p>OS</text:p>
          </table:table-cell>
        </table:table-row>
        <table:table-row table:style-name="ro1">
          <table:table-cell table:formula="of:=1/SQRT(3)" office:value-type="float" office:value="0.577350269189626" calcext:value-type="float">
            <text:p>0.577</text:p>
          </table:table-cell>
          <table:table-cell table:formula="of:=1/[.A2]/2" office:value-type="float" office:value="0.866025403784439" calcext:value-type="float">
            <text:p>0.866</text:p>
          </table:table-cell>
          <table:table-cell table:formula="of:=EXP(-PI()/SQRT((4*[.A2]*[.A2]-1)))" office:value-type="percentage" office:value="0.00433342050998314" calcext:value-type="percentage">
            <text:p>0.43%</text:p>
          </table:table-cell>
        </table:table-row>
        <table:table-row table:style-name="ro1">
          <table:table-cell office:value-type="float" office:value="0.581" calcext:value-type="float">
            <text:p>0.581</text:p>
          </table:table-cell>
          <table:table-cell table:formula="of:=1/[.A3]/2" office:value-type="float" office:value="0.860585197934596" calcext:value-type="float">
            <text:p>0.861</text:p>
          </table:table-cell>
          <table:table-cell table:formula="of:=EXP(-PI()/SQRT((4*[.A3]*[.A3]-1)))" office:value-type="percentage" office:value="0.00494978688101754" calcext:value-type="percentage">
            <text:p>0.49%</text:p>
          </table:table-cell>
        </table:table-row>
        <table:table-row table:style-name="ro1">
          <table:table-cell office:value-type="float" office:value="0.6052" calcext:value-type="float">
            <text:p>0.605</text:p>
          </table:table-cell>
          <table:table-cell table:formula="of:=1/[.A4]/2" office:value-type="float" office:value="0.826173165895572" calcext:value-type="float">
            <text:p>0.826</text:p>
          </table:table-cell>
          <table:table-cell table:formula="of:=EXP(-PI()/SQRT((4*[.A4]*[.A4]-1)))" office:value-type="percentage" office:value="0.0099845400548958" calcext:value-type="percentage">
            <text:p>1.00%</text:p>
          </table:table-cell>
        </table:table-row>
        <table:table-row table:style-name="ro1">
          <table:table-cell office:value-type="float" office:value="0.6413" calcext:value-type="float">
            <text:p>0.641</text:p>
          </table:table-cell>
          <table:table-cell table:formula="of:=1/[.A5]/2" office:value-type="float" office:value="0.779666302822392" calcext:value-type="float">
            <text:p>0.780</text:p>
          </table:table-cell>
          <table:table-cell table:formula="of:=EXP(-PI()/SQRT((4*[.A5]*[.A5]-1)))" office:value-type="percentage" office:value="0.0200094620906819" calcext:value-type="percentage">
            <text:p>2.00%</text:p>
          </table:table-cell>
        </table:table-row>
        <table:table-row table:style-name="ro1">
          <table:table-cell office:value-type="float" office:value="0.6567" calcext:value-type="float">
            <text:p>0.657</text:p>
          </table:table-cell>
          <table:table-cell table:formula="of:=1/[.A6]/2" office:value-type="float" office:value="0.76138267093041" calcext:value-type="float">
            <text:p>0.761</text:p>
          </table:table-cell>
          <table:table-cell table:formula="of:=EXP(-PI()/SQRT((4*[.A6]*[.A6]-1)))" office:value-type="percentage" office:value="0.0249829000854729" calcext:value-type="percentage">
            <text:p>2.50%</text:p>
          </table:table-cell>
        </table:table-row>
        <table:table-row table:style-name="ro1">
          <table:table-cell office:value-type="float" office:value="0.6713" calcext:value-type="float">
            <text:p>0.671</text:p>
          </table:table-cell>
          <table:table-cell table:formula="of:=1/[.A7]/2" office:value-type="float" office:value="0.74482347683599" calcext:value-type="float">
            <text:p>0.745</text:p>
          </table:table-cell>
          <table:table-cell table:formula="of:=EXP(-PI()/SQRT((4*[.A7]*[.A7]-1)))" office:value-type="percentage" office:value="0.0299936760189502" calcext:value-type="percentage">
            <text:p>3.00%</text:p>
          </table:table-cell>
        </table:table-row>
        <table:table-row table:style-name="ro1">
          <table:table-cell office:value-type="float" office:value="0.6988" calcext:value-type="float">
            <text:p>0.699</text:p>
          </table:table-cell>
          <table:table-cell table:formula="of:=1/[.A8]/2" office:value-type="float" office:value="0.715512306811677" calcext:value-type="float">
            <text:p>0.716</text:p>
          </table:table-cell>
          <table:table-cell table:formula="of:=EXP(-PI()/SQRT((4*[.A8]*[.A8]-1)))" office:value-type="percentage" office:value="0.0400492061001707" calcext:value-type="percentage">
            <text:p>4.00%</text:p>
          </table:table-cell>
        </table:table-row>
        <table:table-row table:style-name="ro1">
          <table:table-cell table:formula="of:=1/SQRT(2)" office:value-type="float" office:value="0.707106781186548" calcext:value-type="float">
            <text:p>0.707</text:p>
          </table:table-cell>
          <table:table-cell table:formula="of:=1/[.A9]/2" office:value-type="float" office:value="0.707106781186548" calcext:value-type="float">
            <text:p>0.707</text:p>
          </table:table-cell>
          <table:table-cell table:formula="of:=EXP(-PI()/SQRT((4*[.A9]*[.A9]-1)))" office:value-type="percentage" office:value="0.0432139182637722" calcext:value-type="percentage">
            <text:p>4.32%</text:p>
          </table:table-cell>
        </table:table-row>
        <table:table-row table:style-name="ro1">
          <table:table-cell office:value-type="float" office:value="0.7245" calcext:value-type="float">
            <text:p>0.725</text:p>
          </table:table-cell>
          <table:table-cell table:formula="of:=1/[.A10]/2" office:value-type="float" office:value="0.690131124913734" calcext:value-type="float">
            <text:p>0.690</text:p>
          </table:table-cell>
          <table:table-cell table:formula="of:=EXP(-PI()/SQRT((4*[.A10]*[.A10]-1)))" office:value-type="percentage" office:value="0.0499898912648309" calcext:value-type="percentage">
            <text:p>5.00%</text:p>
          </table:table-cell>
        </table:table-row>
        <table:table-row table:style-name="ro1">
          <table:table-cell office:value-type="float" office:value="0.786" calcext:value-type="float">
            <text:p>0.786</text:p>
          </table:table-cell>
          <table:table-cell table:formula="of:=1/[.A11]/2" office:value-type="float" office:value="0.636132315521629" calcext:value-type="float">
            <text:p>0.636</text:p>
          </table:table-cell>
          <table:table-cell table:formula="of:=EXP(-PI()/SQRT((4*[.A11]*[.A11]-1)))" office:value-type="percentage" office:value="0.0750126081175084" calcext:value-type="percentage">
            <text:p>7.50%</text:p>
          </table:table-cell>
        </table:table-row>
        <table:table-row table:style-name="ro1">
          <table:table-cell office:value-type="float" office:value="0.8457" calcext:value-type="float">
            <text:p>0.846</text:p>
          </table:table-cell>
          <table:table-cell table:formula="of:=1/[.A12]/2" office:value-type="float" office:value="0.591226203145323" calcext:value-type="float">
            <text:p>0.591</text:p>
          </table:table-cell>
          <table:table-cell table:formula="of:=EXP(-PI()/SQRT((4*[.A12]*[.A12]-1)))" office:value-type="percentage" office:value="0.099957392532668" calcext:value-type="percentage">
            <text:p>10.00%</text:p>
          </table:table-cell>
        </table:table-row>
        <table:table-row table:style-name="ro1">
          <table:table-cell office:value-type="float" office:value="0.85" calcext:value-type="float">
            <text:p>0.850</text:p>
          </table:table-cell>
          <table:table-cell table:formula="of:=1/[.A13]/2" office:value-type="float" office:value="0.588235294117647" calcext:value-type="float">
            <text:p>0.588</text:p>
          </table:table-cell>
          <table:table-cell table:formula="of:=EXP(-PI()/SQRT((4*[.A13]*[.A13]-1)))" office:value-type="percentage" office:value="0.101756517482962" calcext:value-type="percentage">
            <text:p>10.18%</text:p>
          </table:table-cell>
        </table:table-row>
        <table:table-row table:style-name="ro1">
          <table:table-cell office:value-type="float" office:value="1" calcext:value-type="float">
            <text:p>1.000</text:p>
          </table:table-cell>
          <table:table-cell table:formula="of:=1/[.A14]/2" office:value-type="float" office:value="0.5" calcext:value-type="float">
            <text:p>0.500</text:p>
          </table:table-cell>
          <table:table-cell table:formula="of:=EXP(-PI()/SQRT((4*[.A14]*[.A14]-1)))" office:value-type="percentage" office:value="0.16303353482158" calcext:value-type="percentage">
            <text:p>16.30%</text:p>
          </table:table-cell>
        </table:table-row>
        <table:table-row table:style-name="ro1">
          <table:table-cell office:value-type="float" office:value="1.0965" calcext:value-type="float">
            <text:p>1.097</text:p>
          </table:table-cell>
          <table:table-cell table:formula="of:=1/[.A15]/2" office:value-type="float" office:value="0.455996352029184" calcext:value-type="float">
            <text:p>0.456</text:p>
          </table:table-cell>
          <table:table-cell table:formula="of:=EXP(-PI()/SQRT((4*[.A15]*[.A15]-1)))" office:value-type="percentage" office:value="0.199958522519667" calcext:value-type="percentage">
            <text:p>20.00%</text:p>
          </table:table-cell>
        </table:table-row>
        <table:table-row table:style-name="ro1">
          <table:table-cell office:value-type="float" office:value="1.2385" calcext:value-type="float">
            <text:p>1.239</text:p>
          </table:table-cell>
          <table:table-cell table:formula="of:=1/[.A16]/2" office:value-type="float" office:value="0.40371417036738" calcext:value-type="float">
            <text:p>0.404</text:p>
          </table:table-cell>
          <table:table-cell table:formula="of:=EXP(-PI()/SQRT((4*[.A16]*[.A16]-1)))" office:value-type="percentage" office:value="0.249998545229548" calcext:value-type="percentage">
            <text:p>25.00%</text:p>
          </table:table-cell>
        </table:table-row>
        <table:table-row table:style-name="ro1">
          <table:table-cell office:value-type="float" office:value="1.3972" calcext:value-type="float">
            <text:p>1.397</text:p>
          </table:table-cell>
          <table:table-cell table:formula="of:=1/[.A17]/2" office:value-type="float" office:value="0.35785857429144" calcext:value-type="float">
            <text:p>0.358</text:p>
          </table:table-cell>
          <table:table-cell table:formula="of:=EXP(-PI()/SQRT((4*[.A17]*[.A17]-1)))" office:value-type="percentage" office:value="0.299998328735623" calcext:value-type="percentage">
            <text:p>30.00%</text:p>
          </table:table-cell>
        </table:table-row>
        <table:table-row table:style-name="ro1">
          <table:table-cell table:formula="of:=SQRT(2)" office:value-type="float" office:value="1.4142135623731" calcext:value-type="float">
            <text:p>1.414</text:p>
          </table:table-cell>
          <table:table-cell table:formula="of:=1/[.A18]/2" office:value-type="float" office:value="0.353553390593274" calcext:value-type="float">
            <text:p>0.354</text:p>
          </table:table-cell>
          <table:table-cell table:formula="of:=EXP(-PI()/SQRT((4*[.A18]*[.A18]-1)))" office:value-type="percentage" office:value="0.305010092815543" calcext:value-type="percentage">
            <text:p>30.50%</text:p>
          </table:table-cell>
        </table:table-row>
        <table:table-row table:style-name="ro1">
          <table:table-cell office:value-type="float" office:value="1.7857" calcext:value-type="float">
            <text:p>1.786</text:p>
          </table:table-cell>
          <table:table-cell table:formula="of:=1/[.A19]/2" office:value-type="float" office:value="0.28000224001792" calcext:value-type="float">
            <text:p>0.280</text:p>
          </table:table-cell>
          <table:table-cell table:formula="of:=EXP(-PI()/SQRT((4*[.A19]*[.A19]-1)))" office:value-type="percentage" office:value="0.399993968257848" calcext:value-type="percentage">
            <text:p>40.00%</text:p>
          </table:table-cell>
        </table:table-row>
        <table:table-row table:style-name="ro1">
          <table:table-cell office:value-type="float" office:value="2" calcext:value-type="float">
            <text:p>2.000</text:p>
          </table:table-cell>
          <table:table-cell table:formula="of:=1/[.A20]/2" office:value-type="float" office:value="0.25" calcext:value-type="float">
            <text:p>0.250</text:p>
          </table:table-cell>
          <table:table-cell table:formula="of:=EXP(-PI()/SQRT((4*[.A20]*[.A20]-1)))" office:value-type="percentage" office:value="0.444344225088489" calcext:value-type="percentage">
            <text:p>44.43%</text:p>
          </table:table-cell>
        </table:table-row>
        <table:table-row table:style-name="ro1">
          <table:table-cell office:value-type="float" office:value="2.321" calcext:value-type="float">
            <text:p>2.321</text:p>
          </table:table-cell>
          <table:table-cell table:formula="of:=1/[.A21]/2" office:value-type="float" office:value="0.2154243860405" calcext:value-type="float">
            <text:p>0.215</text:p>
          </table:table-cell>
          <table:table-cell table:formula="of:=EXP(-PI()/SQRT((4*[.A21]*[.A21]-1)))" office:value-type="percentage" office:value="0.50004955564766" calcext:value-type="percentage">
            <text:p>50.00%</text:p>
          </table:table-cell>
        </table:table-row>
        <table:table-row table:style-name="ro1">
          <table:table-cell office:value-type="float" office:value="3.115" calcext:value-type="float">
            <text:p>3.115</text:p>
          </table:table-cell>
          <table:table-cell table:formula="of:=1/[.A22]/2" office:value-type="float" office:value="0.160513643659711" calcext:value-type="float">
            <text:p>0.161</text:p>
          </table:table-cell>
          <table:table-cell table:formula="of:=EXP(-PI()/SQRT((4*[.A22]*[.A22]-1)))" office:value-type="percentage" office:value="0.599959626878024" calcext:value-type="percentage">
            <text:p>60.00%</text:p>
          </table:table-cell>
        </table:table-row>
        <table:table-row table:style-name="ro1">
          <table:table-cell office:value-type="float" office:value="4.432" calcext:value-type="float">
            <text:p>4.432</text:p>
          </table:table-cell>
          <table:table-cell table:formula="of:=1/[.A23]/2" office:value-type="float" office:value="0.112815884476534" calcext:value-type="float">
            <text:p>0.113</text:p>
          </table:table-cell>
          <table:table-cell table:formula="of:=EXP(-PI()/SQRT((4*[.A23]*[.A23]-1)))" office:value-type="percentage" office:value="0.699983335340056" calcext:value-type="percentage">
            <text:p>70.00%</text:p>
          </table:table-cell>
        </table:table-row>
        <table:table-row table:style-name="ro1">
          <table:table-cell office:value-type="float" office:value="5" calcext:value-type="float">
            <text:p>5.000</text:p>
          </table:table-cell>
          <table:table-cell table:formula="of:=1/[.A24]/2" office:value-type="float" office:value="0.1" calcext:value-type="float">
            <text:p>0.100</text:p>
          </table:table-cell>
          <table:table-cell table:formula="of:=EXP(-PI()/SQRT((4*[.A24]*[.A24]-1)))" office:value-type="percentage" office:value="0.729247614287671" calcext:value-type="percentage">
            <text:p>72.92%</text:p>
          </table:table-cell>
        </table:table-row>
        <table:table-row table:style-name="ro1">
          <table:table-cell office:value-type="float" office:value="5.483" calcext:value-type="float">
            <text:p>5.483</text:p>
          </table:table-cell>
          <table:table-cell table:formula="of:=1/[.A25]/2" office:value-type="float" office:value="0.0911909538573774" calcext:value-type="float">
            <text:p>0.091</text:p>
          </table:table-cell>
          <table:table-cell table:formula="of:=EXP(-PI()/SQRT((4*[.A25]*[.A25]-1)))" office:value-type="percentage" office:value="0.749998940146513" calcext:value-type="percentage">
            <text:p>75.00%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Bitstream Vera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Lohit Devanagari" style:font-family-complex="'Lohit Devanagari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3" number:min-decimal-places="3" number:min-integer-digits="1"/>
    </number:number-style>
    <number:number-style style:name="N130">
      <number:number number:decimal-places="1" number:min-decimal-places="1"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12">00/00/0000</text:date>, <text:time style:data-style-name="N2" text:time-value="08:13:53.095684274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7-11T14:12:41.180541933</meta:creation-date>
    <dc:date>2025-07-12T08:21:51.546128656</dc:date>
    <meta:editing-duration>PT1H50M35S</meta:editing-duration>
    <meta:editing-cycles>10</meta:editing-cycles>
    <meta:generator>LibreOffice/24.2.7.2$Linux_X86_64 LibreOffice_project/420$Build-2</meta:generator>
    <meta:document-statistic meta:table-count="2" meta:cell-count="204" meta:object-count="0"/>
  </office:meta>
</office:document-meta>
</file>